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d61d" officeooo:paragraph-rsid="0012d61d"/>
    </style:style>
    <style:style style:name="P2" style:family="paragraph" style:parent-style-name="Standard">
      <style:text-properties officeooo:rsid="00130905" officeooo:paragraph-rsid="00130905"/>
    </style:style>
    <style:style style:name="T1" style:family="text">
      <style:text-properties officeooo:rsid="001416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ussion</text:p>
      <text:p text:style-name="P1"/>
      <text:p text:style-name="P1">1. How to reduce simulation time???</text:p>
      <text:p text:style-name="P1">2. Using stochastic <text:span text:style-name="T1">gradient</text:span> method instead gradient descent</text:p>
      <text:p text:style-name="P1">3. What methods to be used as demo or alternative one?</text:p>
      <text:p text:style-name="P2">4. Physically correct if I change it into a system without contact point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6:58:57.614384623</meta:creation-date>
    <meta:editing-duration>P1DT18H43M47S</meta:editing-duration>
    <meta:editing-cycles>2</meta:editing-cycles>
    <meta:generator>LibreOffice/5.1.6.2$Linux_X86_64 LibreOffice_project/10m0$Build-2</meta:generator>
    <dc:date>2019-05-09T11:52:52.890479074</dc:date>
    <meta:document-statistic meta:table-count="0" meta:image-count="0" meta:object-count="0" meta:page-count="1" meta:paragraph-count="5" meta:word-count="39" meta:character-count="233" meta:non-whitespace-character-count="199"/>
  </office:meta>
</office:document-meta>
</file>